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-color="#ff950e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5.334cm" svg:x="18.554cm" svg:y="2.063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448cm" svg:x="18.554cm" svg:y="10.063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0.554cm" svg:y="2.063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2.554cm" svg:y="2.063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24.554cm" svg:y="2.063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24.554cm" svg:y="8.063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39cm" svg:x="26.554cm" svg:y="2.063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319cm" svg:x="26.554cm" svg:y="6.099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8.554cm" svg:y="2.063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30.554cm" svg:y="2.063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30.554cm" svg:y="8.063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37:17.109179264</dc:date>
    <dc:creator>elucterio </dc:creator>
    <meta:editing-duration>PT1H59M35S</meta:editing-duration>
    <meta:editing-cycles>15</meta:editing-cycles>
    <meta:generator>LibreOffice/4.2.8.2$Linux_X86_64 LibreOffice_project/420m0$Build-2</meta:generator>
    <meta:document-statistic meta:object-count="99"/>
  </office:meta>
</office:document-meta>
</file>